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25-05-21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24-12-10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24-12-10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24-06-05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23-12-0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23-06-07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22-11-16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22-06-08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21-12-02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21-09-01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21-03-31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20-07-07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19-11-06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19-05-23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18-11-20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18-06-20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17-12-13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17-06-21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16-10-18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16-04-19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15-10-14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15-04-28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14-11-06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14-04-24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13-10-29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13-08-27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13-04-30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12-10-16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12-04-26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11-09-29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11-07-07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11-05-18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11-03-09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11-01-05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10-09-1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10-07-20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10-05-25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10-03-23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10-01-06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9-10-21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9-08-18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9-06-24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9-04-29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9-02-10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8-12-10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8-10-23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8-08-19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8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8-04-15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7-12-11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7-10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7-08-15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7-06-20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7-04-10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7-02-07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6-12-05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6-10-03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6-08-04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6-05-3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6-04-05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6-02-0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5-12-06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5-10-04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5-08-0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5-06-0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5-04-13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5-02-0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4-12-0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4-10-1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4-08-19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4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4-04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4-02-1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4-01-07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3-10-0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3-08-26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3-06-05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3-03-28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3-02-0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2-12-10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2-10-0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2-08-10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2-06-04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2-04-10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2-03-01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1-1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1-10-10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1-07-3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1-06-28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1-04-04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1-03-0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0-12-19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0-10-13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0-08-0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0-06-1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0-04-12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2000-02-1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9-12-08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9-10-1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9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9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9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9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8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8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8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8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8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7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7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7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6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6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6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6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5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5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5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5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5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4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4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4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4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4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4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3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3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3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3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3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2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2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2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2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2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1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1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1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1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1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1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0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0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0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0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0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90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89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89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89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89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89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89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89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8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88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8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88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88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8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88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88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87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8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87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87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87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87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87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87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86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8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86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8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86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86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86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86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85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85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57159430101</text:p>
          </table:table-cell>
          <table:table-cell office:value-type="string" calcext:value-type="string">
            <text:p>2-5843-01 Kekaha Shaft (S12), Kauai, HI</text:p>
          </table:table-cell>
          <table:table-cell office:value-type="string" calcext:value-type="string">
            <text:p>1948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94" meta:object-count="0"/>
    <meta:user-defined meta:name="AppVersion">3.0</meta:user-defined>
  </office:meta>
</office:document-meta>
</file>